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Standard" style:master-page-name="">
      <loext:graphic-properties draw:fill-image-width="0in" draw:fill-image-height="0in"/>
      <style:paragraph-properties fo:margin-top="0in" fo:margin-bottom="0.0799in" loext:contextual-spacing="false" fo:line-height="115%" fo:hyphenation-ladder-count="no-limit" style:page-number="auto" style:shadow="none"/>
      <style:text-properties style:text-position="0% 100%" style:font-name="Carlito" officeooo:rsid="003a9597" officeooo:paragraph-rsid="003a9597" fo:hyphenate="true" fo:hyphenation-remain-char-count="2" fo:hyphenation-push-char-count="2"/>
    </style:style>
    <style:style style:name="P2" style:family="paragraph" style:parent-style-name="Standard">
      <loext:graphic-properties draw:fill-image-width="0in" draw:fill-image-height="0in"/>
      <style:paragraph-properties fo:margin-top="0in" fo:margin-bottom="0.0799in" loext:contextual-spacing="false" fo:line-height="115%" fo:hyphenation-ladder-count="no-limit" style:shadow="none"/>
      <style:text-properties style:text-position="0% 100%" style:font-name="Carlito" officeooo:rsid="0020ca51" officeooo:paragraph-rsid="0020ca51" fo:hyphenate="true" fo:hyphenation-remain-char-count="2" fo:hyphenation-push-char-count="2"/>
    </style:style>
    <style:style style:name="P3" style:family="paragraph" style:parent-style-name="Standard">
      <loext:graphic-properties draw:fill-image-width="0in" draw:fill-image-height="0in"/>
      <style:paragraph-properties fo:margin-top="0in" fo:margin-bottom="0.0799in" loext:contextual-spacing="false" fo:line-height="115%" fo:hyphenation-ladder-count="no-limit" style:shadow="none"/>
      <style:text-properties style:text-position="0% 100%" style:font-name="Carlito" officeooo:rsid="0022aa04" officeooo:paragraph-rsid="0022aa04" fo:hyphenate="true" fo:hyphenation-remain-char-count="2" fo:hyphenation-push-char-count="2"/>
    </style:style>
    <style:style style:name="P4" style:family="paragraph" style:parent-style-name="Standard">
      <loext:graphic-properties draw:fill-image-width="0in" draw:fill-image-height="0in"/>
      <style:paragraph-properties fo:margin-top="0in" fo:margin-bottom="0.0799in" loext:contextual-spacing="false" fo:line-height="115%" fo:hyphenation-ladder-count="no-limit" style:shadow="none"/>
      <style:text-properties style:text-position="0% 100%" style:font-name="Carlito" officeooo:rsid="00243353" officeooo:paragraph-rsid="00243353" fo:hyphenate="true" fo:hyphenation-remain-char-count="2" fo:hyphenation-push-char-count="2"/>
    </style:style>
    <style:style style:name="P5" style:family="paragraph" style:parent-style-name="Standard">
      <loext:graphic-properties draw:fill-image-width="0in" draw:fill-image-height="0in"/>
      <style:paragraph-properties fo:margin-top="0in" fo:margin-bottom="0.0799in" loext:contextual-spacing="false" fo:line-height="115%" fo:hyphenation-ladder-count="no-limit" style:shadow="none"/>
      <style:text-properties style:text-position="0% 100%" style:font-name="Carlito" officeooo:rsid="002b7fce" officeooo:paragraph-rsid="002b7fce" fo:hyphenate="true" fo:hyphenation-remain-char-count="2" fo:hyphenation-push-char-count="2"/>
    </style:style>
    <style:style style:name="P6" style:family="paragraph" style:parent-style-name="Standard">
      <loext:graphic-properties draw:fill-image-width="0in" draw:fill-image-height="0in"/>
      <style:paragraph-properties fo:margin-top="0in" fo:margin-bottom="0.0799in" loext:contextual-spacing="false" fo:line-height="115%" fo:hyphenation-ladder-count="no-limit" style:shadow="none"/>
      <style:text-properties style:text-position="0% 100%" style:font-name="Carlito" officeooo:rsid="002ee8a1" officeooo:paragraph-rsid="002ee8a1" fo:hyphenate="true" fo:hyphenation-remain-char-count="2" fo:hyphenation-push-char-count="2"/>
    </style:style>
    <style:style style:name="P7" style:family="paragraph" style:parent-style-name="Standard">
      <loext:graphic-properties draw:fill-image-width="0in" draw:fill-image-height="0in"/>
      <style:paragraph-properties fo:margin-top="0in" fo:margin-bottom="0.0799in" loext:contextual-spacing="false" fo:line-height="115%" fo:hyphenation-ladder-count="no-limit" style:shadow="none"/>
      <style:text-properties style:text-position="0% 100%" style:font-name="Carlito" officeooo:rsid="003225a0" officeooo:paragraph-rsid="003225a0" fo:hyphenate="true" fo:hyphenation-remain-char-count="2" fo:hyphenation-push-char-count="2"/>
    </style:style>
    <style:style style:name="P8" style:family="paragraph" style:parent-style-name="Standard" style:list-style-name="L1">
      <loext:graphic-properties draw:fill-image-width="0in" draw:fill-image-height="0in"/>
      <style:paragraph-properties fo:margin-top="0in" fo:margin-bottom="0.0799in" loext:contextual-spacing="false" fo:line-height="115%" fo:hyphenation-ladder-count="no-limit" style:shadow="none"/>
      <style:text-properties style:text-position="0% 100%" style:font-name="Carlito" officeooo:rsid="003a9597" officeooo:paragraph-rsid="003a9597" fo:hyphenate="true" fo:hyphenation-remain-char-count="2" fo:hyphenation-push-char-count="2"/>
    </style:style>
    <style:style style:name="P9" style:family="paragraph" style:parent-style-name="Standard" style:list-style-name="L2">
      <loext:graphic-properties draw:fill-image-width="0in" draw:fill-image-height="0in"/>
      <style:paragraph-properties fo:margin-top="0in" fo:margin-bottom="0.0799in" loext:contextual-spacing="false" fo:line-height="115%" fo:hyphenation-ladder-count="no-limit" style:shadow="none"/>
      <style:text-properties style:text-position="0% 100%" style:font-name="Carlito" officeooo:rsid="003a9597" officeooo:paragraph-rsid="003a9597" fo:hyphenate="true" fo:hyphenation-remain-char-count="2" fo:hyphenation-push-char-count="2"/>
    </style:style>
    <style:style style:name="P10" style:family="paragraph" style:parent-style-name="Standard" style:list-style-name="L3">
      <loext:graphic-properties draw:fill-image-width="0in" draw:fill-image-height="0in"/>
      <style:paragraph-properties fo:margin-top="0in" fo:margin-bottom="0.0799in" loext:contextual-spacing="false" fo:line-height="115%" fo:hyphenation-ladder-count="no-limit" style:shadow="none"/>
      <style:text-properties style:text-position="0% 100%" style:font-name="Carlito" officeooo:rsid="003a9597" officeooo:paragraph-rsid="003a9597" fo:hyphenate="true" fo:hyphenation-remain-char-count="2" fo:hyphenation-push-char-count="2"/>
    </style:style>
    <style:style style:name="P11" style:family="paragraph" style:parent-style-name="Standard" style:list-style-name="L3">
      <loext:graphic-properties draw:fill-image-width="0in" draw:fill-image-height="0in"/>
      <style:paragraph-properties fo:margin-top="0in" fo:margin-bottom="0.0799in" loext:contextual-spacing="false" fo:line-height="115%" fo:hyphenation-ladder-count="no-limit" style:shadow="none"/>
      <style:text-properties style:text-position="0% 100%" style:font-name="Carlito" officeooo:rsid="003225a0" officeooo:paragraph-rsid="003225a0" fo:hyphenate="true" fo:hyphenation-remain-char-count="2" fo:hyphenation-push-char-count="2"/>
    </style:style>
    <style:style style:name="P12" style:family="paragraph" style:parent-style-name="Standard" style:list-style-name="L3">
      <loext:graphic-properties draw:fill-image-width="0in" draw:fill-image-height="0in"/>
      <style:paragraph-properties fo:margin-top="0in" fo:margin-bottom="0.0799in" loext:contextual-spacing="false" fo:line-height="115%" fo:hyphenation-ladder-count="no-limit" style:shadow="none"/>
      <style:text-properties style:text-position="0% 100%" style:font-name="Carlito" officeooo:rsid="0033fd98" officeooo:paragraph-rsid="0033fd98" fo:hyphenate="true" fo:hyphenation-remain-char-count="2" fo:hyphenation-push-char-count="2"/>
    </style:style>
    <style:style style:name="P13" style:family="paragraph" style:parent-style-name="Standard" style:list-style-name="L3">
      <loext:graphic-properties draw:fill-image-width="0in" draw:fill-image-height="0in"/>
      <style:paragraph-properties fo:margin-top="0in" fo:margin-bottom="0.0799in" loext:contextual-spacing="false" fo:line-height="115%" fo:hyphenation-ladder-count="no-limit" style:shadow="none"/>
      <style:text-properties style:text-position="0% 100%" style:font-name="Carlito" officeooo:rsid="0034cbd6" officeooo:paragraph-rsid="0034cbd6" fo:hyphenate="true" fo:hyphenation-remain-char-count="2" fo:hyphenation-push-char-count="2"/>
    </style:style>
    <style:style style:name="P14" style:family="paragraph" style:parent-style-name="Standard" style:list-style-name="L3">
      <loext:graphic-properties draw:fill-image-width="0in" draw:fill-image-height="0in"/>
      <style:paragraph-properties fo:margin-top="0in" fo:margin-bottom="0.0799in" loext:contextual-spacing="false" fo:line-height="115%" fo:hyphenation-ladder-count="no-limit" style:shadow="none"/>
      <style:text-properties style:text-position="0% 100%" style:font-name="Carlito" officeooo:rsid="003623ae" officeooo:paragraph-rsid="003623ae" fo:hyphenate="true" fo:hyphenation-remain-char-count="2" fo:hyphenation-push-char-count="2"/>
    </style:style>
    <style:style style:name="P15" style:family="paragraph" style:parent-style-name="Standard" style:list-style-name="L3">
      <loext:graphic-properties draw:fill-image-width="0in" draw:fill-image-height="0in"/>
      <style:paragraph-properties fo:margin-top="0in" fo:margin-bottom="0.0799in" loext:contextual-spacing="false" fo:line-height="115%" fo:hyphenation-ladder-count="no-limit" style:shadow="none"/>
      <style:text-properties style:text-position="0% 100%" style:font-name="Carlito" officeooo:rsid="0037acad" officeooo:paragraph-rsid="0037acad" fo:hyphenate="true" fo:hyphenation-remain-char-count="2" fo:hyphenation-push-char-count="2"/>
    </style:style>
    <style:style style:name="P16" style:family="paragraph" style:parent-style-name="Standard" style:list-style-name="L3">
      <loext:graphic-properties draw:fill-image-width="0in" draw:fill-image-height="0in"/>
      <style:paragraph-properties fo:margin-top="0in" fo:margin-bottom="0.0799in" loext:contextual-spacing="false" fo:line-height="115%" fo:hyphenation-ladder-count="no-limit" style:shadow="none"/>
      <style:text-properties style:text-position="0% 100%" style:font-name="Carlito" officeooo:rsid="00389d46" officeooo:paragraph-rsid="00389d46" fo:hyphenate="true" fo:hyphenation-remain-char-count="2" fo:hyphenation-push-char-count="2"/>
    </style:style>
    <style:style style:name="P17" style:family="paragraph" style:parent-style-name="Standard" style:list-style-name="L4">
      <loext:graphic-properties draw:fill-image-width="0in" draw:fill-image-height="0in"/>
      <style:paragraph-properties fo:margin-top="0in" fo:margin-bottom="0.0799in" loext:contextual-spacing="false" fo:line-height="115%" fo:hyphenation-ladder-count="no-limit" style:shadow="none"/>
      <style:text-properties style:text-position="0% 100%" style:font-name="Carlito" officeooo:rsid="0020ca51" officeooo:paragraph-rsid="0020ca51" fo:hyphenate="true" fo:hyphenation-remain-char-count="2" fo:hyphenation-push-char-count="2"/>
    </style:style>
    <style:style style:name="P18" style:family="paragraph" style:parent-style-name="Standard" style:list-style-name="L4">
      <loext:graphic-properties draw:fill-image-width="0in" draw:fill-image-height="0in"/>
      <style:paragraph-properties fo:margin-top="0in" fo:margin-bottom="0.0799in" loext:contextual-spacing="false" fo:line-height="115%" fo:hyphenation-ladder-count="no-limit" style:shadow="none"/>
      <style:text-properties style:text-position="0% 100%" style:font-name="Carlito" officeooo:rsid="0021e1d1" officeooo:paragraph-rsid="0021e1d1" fo:hyphenate="true" fo:hyphenation-remain-char-count="2" fo:hyphenation-push-char-count="2"/>
    </style:style>
    <style:style style:name="P19" style:family="paragraph" style:parent-style-name="Standard" style:list-style-name="L4">
      <loext:graphic-properties draw:fill-image-width="0in" draw:fill-image-height="0in"/>
      <style:paragraph-properties fo:margin-top="0in" fo:margin-bottom="0.0799in" loext:contextual-spacing="false" fo:line-height="115%" fo:hyphenation-ladder-count="no-limit" style:shadow="none"/>
      <style:text-properties style:text-position="0% 100%" style:font-name="Carlito" officeooo:rsid="00220b1d" officeooo:paragraph-rsid="00220b1d" fo:hyphenate="true" fo:hyphenation-remain-char-count="2" fo:hyphenation-push-char-count="2"/>
    </style:style>
    <style:style style:name="P20" style:family="paragraph" style:parent-style-name="Standard" style:list-style-name="L4">
      <loext:graphic-properties draw:fill-image-width="0in" draw:fill-image-height="0in"/>
      <style:paragraph-properties fo:margin-top="0in" fo:margin-bottom="0.0799in" loext:contextual-spacing="false" fo:line-height="115%" fo:hyphenation-ladder-count="no-limit" style:shadow="none"/>
      <style:text-properties style:text-position="0% 100%" style:font-name="Carlito" officeooo:rsid="0022aa04" officeooo:paragraph-rsid="0022aa04" fo:hyphenate="true" fo:hyphenation-remain-char-count="2" fo:hyphenation-push-char-count="2"/>
    </style:style>
    <style:style style:name="P21" style:family="paragraph" style:parent-style-name="Standard" style:list-style-name="L5">
      <loext:graphic-properties draw:fill-image-width="0in" draw:fill-image-height="0in"/>
      <style:paragraph-properties fo:margin-top="0in" fo:margin-bottom="0.0799in" loext:contextual-spacing="false" fo:line-height="115%" fo:hyphenation-ladder-count="no-limit" style:shadow="none"/>
      <style:text-properties style:text-position="0% 100%" style:font-name="Carlito" officeooo:rsid="0022aa04" officeooo:paragraph-rsid="0022aa04" fo:hyphenate="true" fo:hyphenation-remain-char-count="2" fo:hyphenation-push-char-count="2"/>
    </style:style>
    <style:style style:name="P22" style:family="paragraph" style:parent-style-name="Standard" style:list-style-name="L5">
      <loext:graphic-properties draw:fill-image-width="0in" draw:fill-image-height="0in"/>
      <style:paragraph-properties fo:margin-top="0in" fo:margin-bottom="0.0799in" loext:contextual-spacing="false" fo:line-height="115%" fo:hyphenation-ladder-count="no-limit" style:shadow="none"/>
      <style:text-properties style:text-position="0% 100%" style:font-name="Carlito" officeooo:rsid="0023c3ff" officeooo:paragraph-rsid="0023c3ff" fo:hyphenate="true" fo:hyphenation-remain-char-count="2" fo:hyphenation-push-char-count="2"/>
    </style:style>
    <style:style style:name="P23" style:family="paragraph" style:parent-style-name="Standard" style:list-style-name="L6">
      <loext:graphic-properties draw:fill-image-width="0in" draw:fill-image-height="0in"/>
      <style:paragraph-properties fo:margin-top="0in" fo:margin-bottom="0.0799in" loext:contextual-spacing="false" fo:line-height="115%" fo:hyphenation-ladder-count="no-limit" style:shadow="none"/>
      <style:text-properties style:text-position="0% 100%" style:font-name="Carlito" officeooo:rsid="0025be49" officeooo:paragraph-rsid="00243353" fo:hyphenate="true" fo:hyphenation-remain-char-count="2" fo:hyphenation-push-char-count="2"/>
    </style:style>
    <style:style style:name="P24" style:family="paragraph" style:parent-style-name="Standard" style:list-style-name="L6">
      <loext:graphic-properties draw:fill-image-width="0in" draw:fill-image-height="0in"/>
      <style:paragraph-properties fo:margin-top="0in" fo:margin-bottom="0.0799in" loext:contextual-spacing="false" fo:line-height="115%" fo:hyphenation-ladder-count="no-limit" style:shadow="none"/>
      <style:text-properties style:text-position="0% 100%" style:font-name="Carlito" officeooo:rsid="0025be49" officeooo:paragraph-rsid="0025be49" fo:hyphenate="true" fo:hyphenation-remain-char-count="2" fo:hyphenation-push-char-count="2"/>
    </style:style>
    <style:style style:name="P25" style:family="paragraph" style:parent-style-name="Standard" style:list-style-name="L6">
      <loext:graphic-properties draw:fill-image-width="0in" draw:fill-image-height="0in"/>
      <style:paragraph-properties fo:margin-top="0in" fo:margin-bottom="0.0799in" loext:contextual-spacing="false" fo:line-height="115%" fo:hyphenation-ladder-count="no-limit" style:shadow="none"/>
      <style:text-properties style:text-position="0% 100%" style:font-name="Carlito" officeooo:rsid="0026f123" officeooo:paragraph-rsid="0026f123" fo:hyphenate="true" fo:hyphenation-remain-char-count="2" fo:hyphenation-push-char-count="2"/>
    </style:style>
    <style:style style:name="P26" style:family="paragraph" style:parent-style-name="Standard" style:list-style-name="L6">
      <loext:graphic-properties draw:fill-image-width="0in" draw:fill-image-height="0in"/>
      <style:paragraph-properties fo:margin-top="0in" fo:margin-bottom="0.0799in" loext:contextual-spacing="false" fo:line-height="115%" fo:hyphenation-ladder-count="no-limit" style:shadow="none"/>
      <style:text-properties style:text-position="0% 100%" style:font-name="Carlito" officeooo:rsid="00286734" officeooo:paragraph-rsid="00286734" fo:hyphenate="true" fo:hyphenation-remain-char-count="2" fo:hyphenation-push-char-count="2"/>
    </style:style>
    <style:style style:name="P27" style:family="paragraph" style:parent-style-name="Standard" style:list-style-name="L6">
      <loext:graphic-properties draw:fill-image-width="0in" draw:fill-image-height="0in"/>
      <style:paragraph-properties fo:margin-top="0in" fo:margin-bottom="0.0799in" loext:contextual-spacing="false" fo:line-height="115%" fo:hyphenation-ladder-count="no-limit" style:shadow="none"/>
      <style:text-properties style:text-position="0% 100%" style:font-name="Carlito" officeooo:rsid="0028e4eb" officeooo:paragraph-rsid="0028e4eb" fo:hyphenate="true" fo:hyphenation-remain-char-count="2" fo:hyphenation-push-char-count="2"/>
    </style:style>
    <style:style style:name="P28" style:family="paragraph" style:parent-style-name="Standard" style:list-style-name="L6">
      <loext:graphic-properties draw:fill-image-width="0in" draw:fill-image-height="0in"/>
      <style:paragraph-properties fo:margin-top="0in" fo:margin-bottom="0.0799in" loext:contextual-spacing="false" fo:line-height="115%" fo:hyphenation-ladder-count="no-limit" style:shadow="none"/>
      <style:text-properties style:text-position="0% 100%" style:font-name="Carlito" officeooo:rsid="0029b156" officeooo:paragraph-rsid="0029b156" fo:hyphenate="true" fo:hyphenation-remain-char-count="2" fo:hyphenation-push-char-count="2"/>
    </style:style>
    <style:style style:name="P29" style:family="paragraph" style:parent-style-name="Standard" style:list-style-name="L7">
      <loext:graphic-properties draw:fill-image-width="0in" draw:fill-image-height="0in"/>
      <style:paragraph-properties fo:margin-top="0in" fo:margin-bottom="0.0799in" loext:contextual-spacing="false" fo:line-height="115%" fo:hyphenation-ladder-count="no-limit" style:shadow="none"/>
      <style:text-properties style:text-position="0% 100%" style:font-name="Carlito" officeooo:rsid="002b7fce" officeooo:paragraph-rsid="002b7fce" fo:hyphenate="true" fo:hyphenation-remain-char-count="2" fo:hyphenation-push-char-count="2"/>
    </style:style>
    <style:style style:name="P30" style:family="paragraph" style:parent-style-name="Standard" style:list-style-name="L7">
      <loext:graphic-properties draw:fill-image-width="0in" draw:fill-image-height="0in"/>
      <style:paragraph-properties fo:margin-top="0in" fo:margin-bottom="0.0799in" loext:contextual-spacing="false" fo:line-height="115%" fo:hyphenation-ladder-count="no-limit" style:shadow="none"/>
      <style:text-properties style:text-position="0% 100%" style:font-name="Carlito" officeooo:rsid="002cb293" officeooo:paragraph-rsid="002cb293" fo:hyphenate="true" fo:hyphenation-remain-char-count="2" fo:hyphenation-push-char-count="2"/>
    </style:style>
    <style:style style:name="P31" style:family="paragraph" style:parent-style-name="Standard" style:list-style-name="L7">
      <loext:graphic-properties draw:fill-image-width="0in" draw:fill-image-height="0in"/>
      <style:paragraph-properties fo:margin-top="0in" fo:margin-bottom="0.0799in" loext:contextual-spacing="false" fo:line-height="115%" fo:hyphenation-ladder-count="no-limit" style:shadow="none"/>
      <style:text-properties style:text-position="0% 100%" style:font-name="Carlito" officeooo:rsid="002e4e3e" officeooo:paragraph-rsid="002e4e3e" fo:hyphenate="true" fo:hyphenation-remain-char-count="2" fo:hyphenation-push-char-count="2"/>
    </style:style>
    <style:style style:name="P32" style:family="paragraph" style:parent-style-name="Standard" style:list-style-name="L7">
      <loext:graphic-properties draw:fill-image-width="0in" draw:fill-image-height="0in"/>
      <style:paragraph-properties fo:margin-top="0in" fo:margin-bottom="0.0799in" loext:contextual-spacing="false" fo:line-height="115%" fo:hyphenation-ladder-count="no-limit" style:shadow="none"/>
      <style:text-properties style:text-position="0% 100%" style:font-name="Carlito" officeooo:rsid="002ee8a1" officeooo:paragraph-rsid="002ee8a1" fo:hyphenate="true" fo:hyphenation-remain-char-count="2" fo:hyphenation-push-char-count="2"/>
    </style:style>
    <style:style style:name="P33" style:family="paragraph" style:parent-style-name="Standard" style:list-style-name="L7">
      <loext:graphic-properties draw:fill-image-width="0in" draw:fill-image-height="0in"/>
      <style:paragraph-properties fo:margin-top="0in" fo:margin-bottom="0.0799in" loext:contextual-spacing="false" fo:line-height="115%" fo:hyphenation-ladder-count="no-limit" style:shadow="none"/>
      <style:text-properties style:text-position="0% 100%" style:font-name="Carlito" officeooo:rsid="0030901d" officeooo:paragraph-rsid="0030901d" fo:hyphenate="true" fo:hyphenation-remain-char-count="2" fo:hyphenation-push-char-count="2"/>
    </style:style>
    <style:style style:name="T1" style:family="text">
      <style:text-properties officeooo:rsid="0021e1d1"/>
    </style:style>
    <style:style style:name="T2" style:family="text">
      <style:text-properties officeooo:rsid="0023c3ff"/>
    </style:style>
    <style:style style:name="T3" style:family="text">
      <style:text-properties officeooo:rsid="00286734"/>
    </style:style>
    <style:style style:name="T4" style:family="text">
      <style:text-properties officeooo:rsid="002e4e3e"/>
    </style:style>
    <style:style style:name="T5" style:family="text">
      <style:text-properties officeooo:rsid="0033fd98"/>
    </style:style>
    <style:style style:name="T6" style:family="text">
      <style:text-properties officeooo:rsid="003a959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ly’s feedback in meeting</text:p>
      <text:list xml:id="list2283109715921302968" text:style-name="L1">
        <text:list-item>
          <text:p text:style-name="P8">Add one section at the end discussing next steps</text:p>
          <text:list>
            <text:list-item>
              <text:p text:style-name="P8">For SYP only</text:p>
            </text:list-item>
          </text:list>
        </text:list-item>
        <text:list-item>
          <text:p text:style-name="P8">Be clearer about how big the project can be</text:p>
        </text:list-item>
        <text:list-item>
          <text:p text:style-name="P8">Spend more time on theoretical motivation…</text:p>
          <text:list>
            <text:list-item>
              <text:p text:style-name="P8">Care about accountability in authoritarian regimes</text:p>
            </text:list-item>
            <text:list-item>
              <text:p text:style-name="P8">Want to know how authoritarian regimes respond to dissatisfaction</text:p>
            </text:list-item>
            <text:list-item>
              <text:p text:style-name="P8">Provide an explanation for authoritarian durability</text:p>
            </text:list-item>
          </text:list>
        </text:list-item>
        <text:list-item>
          <text:p text:style-name="P8">Add a control for central nominee strength</text:p>
        </text:list-item>
        <text:list-item>
          <text:p text:style-name="P8">Consider the multiple ways that people may punish officials or government may placate the public</text:p>
        </text:list-item>
        <text:list-item>
          <text:p text:style-name="P8">Add a section discssuing other cases this theory may apply to</text:p>
          <text:list>
            <text:list-item>
              <text:p text:style-name="P8">Also what other characteristics may make one country fall to either case</text:p>
            </text:list-item>
            <text:list-item>
              <text:p text:style-name="P8">Frame this as a remaining gap in the theory</text:p>
            </text:list-item>
          </text:list>
        </text:list-item>
      </text:list>
      <text:list xml:id="list8080857202302467918" text:style-name="L2">
        <text:list-item>
          <text:p text:style-name="P9">Need to talk about how data is hard to come by, probably earlier</text:p>
        </text:list-item>
        <text:list-item>
          <text:p text:style-name="P9">See if there can be more relevant cases</text:p>
          <text:list>
            <text:list-item>
              <text:p text:style-name="P9">IF yes, reframe a paper into: a method to ascertain which theory applies to each case</text:p>
            </text:list-item>
            <text:list-item>
              <text:p text:style-name="P9">If no, reframe a paper into: teach people about authoritarianism in Vietnam</text:p>
            </text:list-item>
          </text:list>
        </text:list-item>
      </text:list>
      <text:p text:style-name="P7">Lily’<text:span text:style-name="T6">s comments on paper</text:span></text:p>
      <text:list xml:id="list9031420410277909613" text:style-name="L3">
        <text:list-item>
          <text:p text:style-name="P11">Add a discussion of why Vietnam might <text:span text:style-name="T5">fall into the geographic distribution case and why others might fall into the local bureaucrats case</text:span></text:p>
        </text:list-item>
        <text:list-item>
          <text:p text:style-name="P12">Add a discussion of why Vietnam may increase central transfers as opposed to “punishment regime” – what kind of countries would choose the first and what would choose the second</text:p>
        </text:list-item>
        <text:list-item>
          <text:p text:style-name="P12">Watch balance between argument and empirical findings in introduction</text:p>
        </text:list-item>
        <text:list-item>
          <text:p text:style-name="P12">On page 1, reword “example of these benefits is information” to “example of the benefits of elections is information”</text:p>
        </text:list-item>
        <text:list-item>
          <text:p text:style-name="P12">A few words to explain why I focus on the two theories, either generally or in context of Vietnam</text:p>
        </text:list-item>
        <text:list-item>
          <text:p text:style-name="P13">Formation of research question is good</text:p>
        </text:list-item>
        <text:list-item>
          <text:p text:style-name="P14">Survey experiments on either local bureaucrats or central officials to see what they think what would/should happen to central transfers</text:p>
        </text:list-item>
        <text:list-item>
          <text:p text:style-name="P14"><text:soft-page-break/>Implications for other outcomes</text:p>
        </text:list-item>
        <text:list-item>
          <text:p text:style-name="P14">On page 4, lit review says only that autocratic leaders use information to identify opposition stronghold to suppress, nothing about pumping support to…</text:p>
        </text:list-item>
        <text:list-item>
          <text:p text:style-name="P14">On page 4, first para of 2.1 should begin with “In this paper, I...”, not “If it is possible to”</text:p>
        </text:list-item>
        <text:list-item>
          <text:p text:style-name="P14">On page 5, change “individuals” to the regime’s agents or local bureaucrats</text:p>
        </text:list-item>
        <text:list-item>
          <text:p text:style-name="P14">On page 6, first paragraph of 2.2 a bit too confusing</text:p>
        </text:list-item>
        <text:list-item>
          <text:p text:style-name="P15">On page 7, would be good to argue that the two theories are particularly likely to hold in Vietnam given how its leaders rule</text:p>
        </text:list-item>
        <text:list-item>
          <text:p text:style-name="P15">On page 9, say more clearly about why Vietnam is an on-the-line case</text:p>
        </text:list-item>
        <text:list-item>
          <text:p text:style-name="P15">On page 10, highlight the importance of central and local nominees more</text:p>
        </text:list-item>
        <text:list-item>
          <text:p text:style-name="P15">On page 12, fix the question marks</text:p>
        </text:list-item>
        <text:list-item>
          <text:p text:style-name="P15">Would be good to have survey data confirming the fact that people can tell central and local nominees apart</text:p>
        </text:list-item>
        <text:list-item>
          <text:p text:style-name="P16">May need to discuss the implication of the competence/loyalty argument that election of central nominees is a negotiation; powerful provinces maybe able to get away</text:p>
        </text:list-item>
        <text:list-item>
          <text:p text:style-name="P16">On page 16, after discussion of “bottom-up accountability,” provide examples of why it matters for other outcomes we care about</text:p>
        </text:list-item>
        <text:list-item>
          <text:p text:style-name="P16">On page 17&amp;18, maythink about how most regimes would have multiple ways of punishing officials, and so it makes logical sense that they would focus on the harder problem of collecting opinion instead…</text:p>
        </text:list-item>
        <text:list-item>
          <text:p text:style-name="P10">On page 37, change “so that it could” to “so that they can”</text:p>
        </text:list-item>
        <text:list-item>
          <text:p text:style-name="P10">On page 38, introduce the tests in the appendix</text:p>
        </text:list-item>
        <text:list-item>
          <text:p text:style-name="P10">Conclusion may be selling myself short, need to move contribution up</text:p>
        </text:list-item>
      </text:list>
      <text:p text:style-name="P2">Andy</text:p>
      <text:list xml:id="list5444073647976694331" text:style-name="L4">
        <text:list-item>
          <text:p text:style-name="P17">Fix “and/or of” to “ and/or loyalty of” on page 1</text:p>
        </text:list-item>
        <text:list-item>
          <text:p text:style-name="P17">Add one more sentence explaining central nominees on page 1</text:p>
        </text:list-item>
        <text:list-item>
          <text:p text:style-name="P17">Discuss how the works reviewed in literature review are relevant to single-party state (as opposed to authoritarian regimes in general)</text:p>
        </text:list-item>
        <text:list-item>
          <text:p text:style-name="P17">Specifically define local defeats in one separate sentence <text:span text:style-name="T1">on page 4-5</text:span>, and what it means in different voting systems</text:p>
        </text:list-item>
        <text:list-item>
          <text:p text:style-name="P17">Incompatibility argument on page 7 may relate to Watt’s paper in Nature Human Behavior (?)</text:p>
        </text:list-item>
        <text:list-item>
          <text:p text:style-name="P17"><text:soft-page-break/><text:span text:style-name="T1">Balcells argues that e</text:span>lection results were used in <text:span text:style-name="T1">targeting cities for bombing in the Spanish civil war, an argument that may be useful for 2.3 on page 7</text:span></text:p>
        </text:list-item>
        <text:list-item>
          <text:p text:style-name="P18">In 2.3, need to be clear about incompetence in rigging the election vs. incompetence leading to people resenting the party</text:p>
        </text:list-item>
        <text:list-item>
          <text:p text:style-name="P18">Need to emphasize more that media coverage is significant for defeat on page 12</text:p>
        </text:list-item>
        <text:list-item>
          <text:p text:style-name="P19">Need to show evidence (by number, or percentage) that central nominees rarely come from the province they run in on page 13</text:p>
        </text:list-item>
        <text:list-item>
          <text:p text:style-name="P19">Or true evidence that voters can separate central nominees from local nominees</text:p>
        </text:list-item>
        <text:list-item>
          <text:p text:style-name="P19">Citation for “voters have high confidence that ballots are kept secret”: my own interviews, on page 13</text:p>
        </text:list-item>
        <text:list-item>
          <text:p text:style-name="P19">Change “requests to have” to “demands to have” or something grammatically correct on page 13</text:p>
        </text:list-item>
        <text:list-item>
          <text:p text:style-name="P19">One sentence prefacing the finding that the govt does not think that incompetence is cause of both on page 16</text:p>
        </text:list-item>
        <text:list-item>
          <text:p text:style-name="P19">Move explanation that firing is not an option on page 17 higher up (not sure if I should do this)</text:p>
        </text:list-item>
        <text:list-item>
          <text:p text:style-name="P19">Fix “publicly draw” to “publicly drawing” in footnote 7 on page 17</text:p>
        </text:list-item>
        <text:list-item>
          <text:p text:style-name="P19">Fix 2 last columns of theory table to specifically be about observable implication</text:p>
        </text:list-item>
        <text:list-item>
          <text:p text:style-name="P19">Fix “ubobserved” to “unobserved” on page 26</text:p>
        </text:list-item>
        <text:list-item>
          <text:p text:style-name="P19">Fix “plausible” to “plausibly” on page 27</text:p>
        </text:list-item>
        <text:list-item>
          <text:p text:style-name="P20">Where do bureaucrats go next, what are the effect of the bureaucrat in future elections?</text:p>
        </text:list-item>
        <text:list-item>
          <text:p text:style-name="P20">Be more optimistic on page 36</text:p>
        </text:list-item>
        <text:list-item text:start-value="1">
          <text:p text:style-name="P20">Fix “non-experimental” to “non-experimental data” on page 39</text:p>
        </text:list-item>
      </text:list>
      <text:p text:style-name="P3">Clara</text:p>
      <text:list xml:id="list567992085279412981" text:style-name="L5">
        <text:list-item>
          <text:p text:style-name="P21">Introduction of methods on page 2 should be clear if this is matching + regression or something different</text:p>
        </text:list-item>
        <text:list-item>
          <text:p text:style-name="P21">Intro section is clear and succinct</text:p>
        </text:list-item>
        <text:list-item>
          <text:p text:style-name="P21">On page 4, be clear about what kind of costs citizens face when voting against the ruling party</text:p>
        </text:list-item>
        <text:list-item>
          <text:p text:style-name="P21">On page 4, specify what kind of information and what “managing” means <text:span text:style-name="T2">(in two sentences right before 2.1</text:span></text:p>
        </text:list-item>
        <text:list-item>
          <text:p text:style-name="P22">On page 5, specify how rare defeats are</text:p>
        </text:list-item>
        <text:list-item>
          <text:p text:style-name="P22">On page 9, check if there’s any better word for “on-the-line”</text:p>
        </text:list-item>
        <text:list-item>
          <text:p text:style-name="P22"><text:soft-page-break/>Still need to be clearer about why possible null hypotheses are important</text:p>
        </text:list-item>
        <text:list-item>
          <text:p text:style-name="P22">On page 21, probably at the end, maybe provide a roadmap for the empirical approach section</text:p>
        </text:list-item>
        <text:list-item>
          <text:p text:style-name="P22">On page 24, use “province” instead of “unit”</text:p>
        </text:list-item>
        <text:list-item>
          <text:p text:style-name="P22">In 4.2, need to explain why I need to use so many different models and what each of them does</text:p>
        </text:list-item>
        <text:list-item>
          <text:p text:style-name="P22">On page 25, between “three sets of control.” and the next sentence there is one space too many</text:p>
        </text:list-item>
        <text:list-item>
          <text:p text:style-name="P22">Headings under 4.4. should be subsubsection, so that it becomes 4.3 – 4.3.1 etc.. not 4.3-4.4</text:p>
        </text:list-item>
        <text:list-item>
          <text:p text:style-name="P22">On page 26, provide examples of unobserved confounders</text:p>
        </text:list-item>
        <text:list-item>
          <text:p text:style-name="P22">Provide info about small sample size on page 30 much earlier</text:p>
        </text:list-item>
        <text:list-item>
          <text:p text:style-name="P22">Interpretive paragraph on page 32 is good</text:p>
        </text:list-item>
        <text:list-item>
          <text:p text:style-name="P22">Need sign-post for mechanism section</text:p>
        </text:list-item>
        <text:list-item>
          <text:p text:style-name="P22">On page 34, replace “use towards” with “used towards”</text:p>
        </text:list-item>
        <text:list-item>
          <text:p text:style-name="P22">On page 37, replace “both type of information” with “both types of information”</text:p>
        </text:list-item>
        <text:list-item>
          <text:p text:style-name="P22">On page 37, explain why Geddes’ theory differs from geographical distribution</text:p>
        </text:list-item>
        <text:list-item>
          <text:p text:style-name="P22">On page 39, be more clear about how backward induction can be useful in other framework</text:p>
        </text:list-item>
        <text:list-item>
          <text:p text:style-name="P22">On page 39, fix “non-experimental” to “non-experimental data”</text:p>
        </text:list-item>
        <text:list-item>
          <text:p text:style-name="P22">On page 39, consider whether “biased to interpret” can be replaced by “predisposed to interpret”</text:p>
        </text:list-item>
      </text:list>
      <text:p text:style-name="P4">Rachel</text:p>
      <text:list xml:id="list8182039649812072261" text:style-name="L6">
        <text:list-item>
          <text:p text:style-name="P23">On page 1, fix “pattern” to “patterns”</text:p>
        </text:list-item>
        <text:list-item>
          <text:p text:style-name="P24">On page 1, fix “seeks” to “seek”</text:p>
        </text:list-item>
        <text:list-item>
          <text:p text:style-name="P24">Be clearer about why geographic distribution theory implies that CPV would increase transfers to province it loses in (maybe link it to swing voters, or to accountability)</text:p>
        </text:list-item>
        <text:list-item>
          <text:p text:style-name="P25">On page 6, “the most plausible answer is...” and “in other words...” say the same thing, one is not clearer than other</text:p>
        </text:list-item>
        <text:list-item>
          <text:p text:style-name="P25">Cutting the other interpretations is good</text:p>
        </text:list-item>
        <text:list-item>
          <text:p text:style-name="P25">Find out whether the story isn’t <text:span text:style-name="T3">that dictators react one year, then go and begin collecting information to figure out what goes wrong in the following years</text:span></text:p>
        </text:list-item>
        <text:list-item>
          <text:p text:style-name="P26">On page 13, clarify that “qualitative evidence” means “my interviews with voters”</text:p>
        </text:list-item>
        <text:list-item>
          <text:p text:style-name="P26"><text:soft-page-break/>Clarify further that “just rig it next time/just rig it better next time” are options only if leaders just care about winning</text:p>
        </text:list-item>
        <text:list-item>
          <text:p text:style-name="P26">On page 15, change title to “placate and punish”</text:p>
        </text:list-item>
        <text:list-item>
          <text:p text:style-name="P27">Not yet 100% clear how dedicated funding and transfering of provincial officials means that cutting transfers does not hurt bureaucrats’ ability to deliver in the next election</text:p>
        </text:list-item>
        <text:list-item>
          <text:p text:style-name="P27">See where bureaucrats are sent to next – easier or more difficult</text:p>
        </text:list-item>
        <text:list-item>
          <text:p text:style-name="P27">Should collapse last two columns of table to reflect observable implications</text:p>
        </text:list-item>
        <text:list-item>
          <text:p text:style-name="P28">On page 21, footnote #9 currently ends with a comma</text:p>
        </text:list-item>
      </text:list>
      <text:p text:style-name="P5">Sara</text:p>
      <text:list xml:id="list8966857223977322643" text:style-name="L7">
        <text:list-item>
          <text:p text:style-name="P29">Maybe start with the research questions</text:p>
        </text:list-item>
        <text:list-item>
          <text:p text:style-name="P29">On page 1, specify what local bureaucrats mean? What’s their relationship with the government</text:p>
        </text:list-item>
        <text:list-item>
          <text:p text:style-name="P29">On page 2, reword “responses pertaining to public finance” to “how the central government responds through public finance</text:p>
        </text:list-item>
        <text:list-item>
          <text:p text:style-name="P29">On page 2, reword “my argument is” to “argue”</text:p>
        </text:list-item>
        <text:list-item>
          <text:p text:style-name="P29">On page 2, provide the logic as opposed to the observable implications</text:p>
        </text:list-item>
        <text:list-item>
          <text:p text:style-name="P29">On page 2, “my analysis thus boils down to” may be selling myself short</text:p>
        </text:list-item>
        <text:list-item>
          <text:p text:style-name="P29">On page 2, details about methodology may be too much detail</text:p>
        </text:list-item>
        <text:list-item>
          <text:p text:style-name="P29">On page 2, “this pattern of response would be expected...” seems out of nowhere</text:p>
        </text:list-item>
        <text:list-item>
          <text:p text:style-name="P29">Generally intro a bit too specific</text:p>
        </text:list-item>
        <text:list-item>
          <text:p text:style-name="P29">In Intro, still need to find away to summarize the points of 2, 2.1, and 2.2</text:p>
        </text:list-item>
        <text:list-item>
          <text:p text:style-name="P29">On page 4, add a sentence along the line of “you would think elections in autocratic regimes would never end in defeat, but it actually happens!”</text:p>
        </text:list-item>
        <text:list-item>
          <text:p text:style-name="P29">On page 5, discuss how often authoritarian regimes volunteer to refrain from excessive manipulations</text:p>
        </text:list-item>
        <text:list-item>
          <text:p text:style-name="P29">On page 5 <text:span text:style-name="T4">and page 14</text:span>, reword “conflict of interests” to “conflict of interest”</text:p>
        </text:list-item>
        <text:list-item>
          <text:p text:style-name="P29">Consider introducing two theories first, and then defeats later</text:p>
        </text:list-item>
        <text:list-item>
          <text:p text:style-name="P29">Section 2.2. title can be renamed “But how do autocrats interpret these defeats” or “How autocrats interpret defeats”</text:p>
        </text:list-item>
        <text:list-item>
          <text:p text:style-name="P29">First para of Section 2.2. can be condensed into 1-2 sentences</text:p>
        </text:list-item>
        <text:list-item>
          <text:p text:style-name="P29"><text:soft-page-break/>On page 7, change “on the geographic distribution of support” to “on the geographic distribution of support and dissent”</text:p>
        </text:list-item>
        <text:list-item>
          <text:p text:style-name="P29">On page 7, change “in the works of” to “in the seminal works of”</text:p>
        </text:list-item>
        <text:list-item>
          <text:p text:style-name="P30">On page 8, say that the two do not investigate which one may be stronger motivation (?)</text:p>
        </text:list-item>
        <text:list-item>
          <text:p text:style-name="P30">On page 8, change “in this case” to “even then”</text:p>
        </text:list-item>
        <text:list-item>
          <text:p text:style-name="P30">On page 8, change “for it to divide” to “for the regime to divide”</text:p>
        </text:list-item>
        <text:list-item>
          <text:p text:style-name="P30">On page 9, maybe find some other word for “on-the-line”</text:p>
        </text:list-item>
        <text:list-item>
          <text:p text:style-name="P30">On page 9, before 3.1, add a sentence previewing why elections in Vietnam fit the framework of pitting the two theories against each other</text:p>
        </text:list-item>
        <text:list-item>
          <text:p text:style-name="P30">On page 9, add a phrase explaining that variation in district magnitude depends on population</text:p>
        </text:list-item>
        <text:list-item>
          <text:p text:style-name="P30">On page 9, specify that “their number of votes” means “each candidate’s”</text:p>
        </text:list-item>
        <text:list-item>
          <text:p text:style-name="P30">On page 9-10, reword so that it does not seem so awkward</text:p>
        </text:list-item>
        <text:list-item>
          <text:p text:style-name="P30">On page 10, specify “expected to elect a lawyer” to “expected by the government to elect a lawyer”</text:p>
        </text:list-item>
        <text:list-item>
          <text:p text:style-name="P30">On page 10, reword “but through the nomination process...” to specify that they filter out the crazies</text:p>
        </text:list-item>
        <text:list-item>
          <text:p text:style-name="P31">Either at the beginning or end of 3.1, specify that most of the manipulation happens before, in the form of input manipulation, not as output manipulation</text:p>
          <text:list>
            <text:list-item>
              <text:p text:style-name="P31">Maybe add a paragraph discussing integrity of the elections</text:p>
            </text:list-item>
          </text:list>
        </text:list-item>
        <text:list-item>
          <text:p text:style-name="P31">On page 12, reword “This interpretation is valid if...” to “This interpretation is valid if voters can feasibly have some agency to communicate disapproval of the regime through their votes” or something like this</text:p>
        </text:list-item>
        <text:list-item>
          <text:p text:style-name="P31">On page 16, reword/drop the “decision-making boundaries of the regime” sentence to sound less awkward</text:p>
        </text:list-item>
        <text:list-item>
          <text:p text:style-name="P31">On page 16-17, provide evidence that government placates dissidents as opposed to punishing them</text:p>
          <text:list>
            <text:list-item>
              <text:p text:style-name="P31">Maybe recent events in Dong Tam, Formosa, or other large scale protests</text:p>
            </text:list-item>
          </text:list>
        </text:list-item>
        <text:list-item>
          <text:p text:style-name="P31">On page 17, reword “a ‘punishment regime’” to “a sweeping ‘punishment regime’”</text:p>
        </text:list-item>
        <text:list-item>
          <text:p text:style-name="P32">On page 18, maybe add a sentence or two explaining the significance of moving bureaucrats to a new province, in the sense that the newly transferred in bureaucrats inherit the resources from previous bureaucrats and invest their own efforts into management</text:p>
        </text:list-item>
        <text:list-item>
          <text:p text:style-name="P32">On page 18, convince readers better about the “disunity within the party leadership argument”</text:p>
          <text:list>
            <text:list-item>
              <text:p text:style-name="P32"><text:soft-page-break/>Maybe by talking about the “comrade X” incident</text:p>
            </text:list-item>
          </text:list>
        </text:list-item>
        <text:list-item>
          <text:p text:style-name="P32">On page 19, rephrase “a regime that chooses to cut...” to reflect the fact that the regime may believe it is unpopular, but is convinced that incompetent local bureaucrats is the cause for defeat</text:p>
          <text:list>
            <text:list-item>
              <text:p text:style-name="P32">“does not believe it is particularly unpopular”</text:p>
            </text:list-item>
          </text:list>
        </text:list-item>
        <text:list-item>
          <text:p text:style-name="P33">Add discussion about central transfers as the outcome</text:p>
          <text:list>
            <text:list-item>
              <text:p text:style-name="P33">Who decides, how it is decided...</text:p>
            </text:list-item>
          </text:list>
        </text:list-item>
        <text:list-item>
          <text:p text:style-name="P32">On page 21, refer to table to say that other theories do not predict variation across treatment and control</text:p>
        </text:list-item>
        <text:list-item>
          <text:p text:style-name="P32">Try robustness check with Hanoi and HCMC</text:p>
        </text:list-item>
        <text:list-item>
          <text:p text:style-name="P32">On page 27, add that not only provinces but the central government also learns</text:p>
        </text:list-item>
        <text:list-item>
          <text:p text:style-name="P32">Alternative explanations section is good</text:p>
        </text:list-item>
        <text:list-item>
          <text:p text:style-name="P32">On page 38, explain why I use 2011 and 2016 data only to perform digit test…</text:p>
          <text:list>
            <text:list-item>
              <text:p text:style-name="P32">Also that I now have an appendix</text:p>
            </text:list-item>
          </text:list>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5T19:29:19.031521171</meta:creation-date>
    <dc:title>Microsoft Office</dc:title>
    <meta:editing-duration>PT2H1M56S</meta:editing-duration>
    <meta:editing-cycles>4</meta:editing-cycles>
    <meta:generator>LibreOffice/5.1.6.2$Linux_X86_64 LibreOffice_project/10m0$Build-2</meta:generator>
    <meta:initial-creator>Minh Trinh</meta:initial-creator>
    <dc:date>2017-05-06T16:58:41.398073531</dc:date>
    <dc:creator>Minh Trinh</dc:creator>
    <meta:document-statistic meta:table-count="0" meta:image-count="0" meta:object-count="0" meta:page-count="7" meta:paragraph-count="149" meta:word-count="2169" meta:character-count="12034" meta:non-whitespace-character-count="10154"/>
    <meta:template xlink:type="simple" xlink:actuate="onRequest" xlink:title="Microsoft Office" xlink:href="../../../../../../../home/mdtrinh/.config/libreoffice/4/user/template/Microsoft%20Office.ott" meta:date="2017-05-05T19:29:18.967621911"/>
  </office:meta>
</office:document-meta>
</file>